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DejaVu Sans Mono1" svg:font-family="'DejaVu Sans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bevel" draw:fill="solid" draw:fill-color="#cfcfcf"/>
    </style:style>
    <style:style style:name="gr2" style:family="graphic" style:parent-style-name="standard">
      <style:graphic-properties draw:stroke="solid" svg:stroke-width="0.035cm" svg:stroke-color="#000000" draw:stroke-linejoin="bevel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ff0000" draw:stroke-linejoin="bevel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ff00" draw:stroke-linejoin="bevel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ff" draw:stroke-linejoin="bevel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ff00" draw:stroke-linejoin="bevel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1.3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cm" fo:min-width="0cm"/>
    </style:style>
    <style:style style:name="gr11" style:family="graphic" style:parent-style-name="standard">
      <style:graphic-properties draw:stroke="solid" svg:stroke-color="#000000" draw:fill="none" draw:fill-color="#ffffff" fo:min-height="0.412cm"/>
    </style:style>
    <style:style style:name="gr12" style:family="graphic" style:parent-style-name="standard">
      <style:graphic-properties draw:stroke="solid" svg:stroke-color="#000000" draw:fill="none" draw:fill-color="#ffffff" fo:min-height="0.502cm"/>
    </style:style>
    <style:style style:name="gr13" style:family="graphic" style:parent-style-name="standard">
      <style:graphic-properties draw:stroke="solid" svg:stroke-color="#000000" draw:fill="none" draw:fill-color="#ffffff" fo:min-height="0.537cm"/>
    </style:style>
    <style:style style:name="gr14" style:family="graphic" style:parent-style-name="standard" style:list-style-name="L2">
      <style:graphic-properties draw:stroke="solid" svg:stroke-color="#000000" draw:fill="none" draw:fill-color="#ffffff" fo:min-height="0.63cm"/>
    </style:style>
    <style:style style:name="gr15" style:family="graphic" style:parent-style-name="objectwithoutfill">
      <style:graphic-properties svg:stroke-width="0.05cm" svg:stroke-color="#ff0000" draw:marker-start-width="0.275cm" draw:marker-end="Arrow" draw:marker-end-width="0.2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color="#000000" draw:fill="none" draw:fill-color="#ffffff" fo:min-height="0.53cm"/>
    </style:style>
    <style:style style:name="gr17" style:family="graphic" style:parent-style-name="standard" style:list-style-name="L2">
      <style:graphic-properties draw:stroke="solid" svg:stroke-color="#000000" draw:fill="none" draw:fill-color="#ffffff" fo:min-height="0.6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style:font-name="DejaVu Sans Mono1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line-height="100%" fo:text-align="center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Mono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DejaVu Sans Mon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polyline draw:style-name="gr1" draw:layer="layout" svg:width="55.773cm" svg:height="27.763cm" svg:x="0cm" svg:y="0cm" svg:viewBox="0 0 55774 27764" draw:points="0,0 55774,0 55774,27764 0,27764 0,0">
          <text:p/>
        </draw:polyline>
        <draw:polyline draw:style-name="gr2" draw:layer="layout" svg:width="1.719cm" svg:height="1.719cm" svg:x="7.877cm" svg:y="5.2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8.137cm" svg:y="5.55cm" svg:viewBox="0 0 1200 1200" draw:points="1200,600 1154,371 1024,176 830,46 600,0 370,46 176,176 46,371 0,600 46,829 176,1024 370,1154 600,1200 830,1154 1024,1024 1154,829 1200,600">
          <text:p/>
        </draw:polyline>
        <draw:line draw:style-name="gr2" draw:layer="layout" svg:x1="8.201cm" svg:y1="5.893cm" svg:x2="8.481cm" svg:y2="5.613cm">
          <text:p/>
        </draw:line>
        <draw:line draw:style-name="gr2" draw:layer="layout" svg:x1="8.15cm" svg:y1="6.085cm" svg:x2="8.673cm" svg:y2="5.562cm">
          <text:p/>
        </draw:line>
        <draw:line draw:style-name="gr2" draw:layer="layout" svg:x1="8.152cm" svg:y1="6.224cm" svg:x2="8.812cm" svg:y2="5.564cm">
          <text:p/>
        </draw:line>
        <draw:line draw:style-name="gr2" draw:layer="layout" svg:x1="8.176cm" svg:y1="6.343cm" svg:x2="8.931cm" svg:y2="5.588cm">
          <text:p/>
        </draw:line>
        <draw:line draw:style-name="gr2" draw:layer="layout" svg:x1="8.222cm" svg:y1="6.437cm" svg:x2="9.025cm" svg:y2="5.634cm">
          <text:p/>
        </draw:line>
        <draw:line draw:style-name="gr2" draw:layer="layout" svg:x1="8.279cm" svg:y1="6.522cm" svg:x2="9.11cm" svg:y2="5.691cm">
          <text:p/>
        </draw:line>
        <draw:line draw:style-name="gr2" draw:layer="layout" svg:x1="8.346cm" svg:y1="6.596cm" svg:x2="9.184cm" svg:y2="5.758cm">
          <text:p/>
        </draw:line>
        <draw:line draw:style-name="gr2" draw:layer="layout" svg:x1="8.431cm" svg:y1="6.653cm" svg:x2="9.241cm" svg:y2="5.843cm">
          <text:p/>
        </draw:line>
        <draw:line draw:style-name="gr2" draw:layer="layout" svg:x1="8.519cm" svg:y1="6.706cm" svg:x2="9.294cm" svg:y2="5.931cm">
          <text:p/>
        </draw:line>
        <draw:line draw:style-name="gr2" draw:layer="layout" svg:x1="8.637cm" svg:y1="6.729cm" svg:x2="9.317cm" svg:y2="6.049cm">
          <text:p/>
        </draw:line>
        <draw:line draw:style-name="gr2" draw:layer="layout" svg:x1="8.764cm" svg:y1="6.744cm" svg:x2="9.332cm" svg:y2="6.176cm">
          <text:p/>
        </draw:line>
        <draw:line draw:style-name="gr2" draw:layer="layout" svg:x1="8.94cm" svg:y1="6.709cm" svg:x2="9.296cm" svg:y2="6.353cm">
          <text:p/>
        </draw:line>
        <draw:polyline draw:style-name="gr2" draw:layer="layout" svg:width="1.719cm" svg:height="1.719cm" svg:x="11.902cm" svg:y="5.2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2.162cm" svg:y="5.55cm" svg:viewBox="0 0 1200 1200" draw:points="1200,600 1154,371 1024,176 829,46 600,0 370,46 176,176 46,371 0,600 46,829 176,1024 370,1154 600,1200 829,1154 1024,1024 1154,829 1200,600">
          <text:p/>
        </draw:polyline>
        <draw:line draw:style-name="gr2" draw:layer="layout" svg:x1="12.226cm" svg:y1="5.893cm" svg:x2="12.506cm" svg:y2="5.613cm">
          <text:p/>
        </draw:line>
        <draw:line draw:style-name="gr2" draw:layer="layout" svg:x1="12.175cm" svg:y1="6.085cm" svg:x2="12.698cm" svg:y2="5.562cm">
          <text:p/>
        </draw:line>
        <draw:line draw:style-name="gr2" draw:layer="layout" svg:x1="12.177cm" svg:y1="6.224cm" svg:x2="12.837cm" svg:y2="5.564cm">
          <text:p/>
        </draw:line>
        <draw:line draw:style-name="gr2" draw:layer="layout" svg:x1="12.201cm" svg:y1="6.343cm" svg:x2="12.956cm" svg:y2="5.588cm">
          <text:p/>
        </draw:line>
        <draw:line draw:style-name="gr2" draw:layer="layout" svg:x1="12.247cm" svg:y1="6.437cm" svg:x2="13.05cm" svg:y2="5.634cm">
          <text:p/>
        </draw:line>
        <draw:line draw:style-name="gr2" draw:layer="layout" svg:x1="12.304cm" svg:y1="6.522cm" svg:x2="13.135cm" svg:y2="5.691cm">
          <text:p/>
        </draw:line>
        <draw:line draw:style-name="gr2" draw:layer="layout" svg:x1="12.372cm" svg:y1="6.596cm" svg:x2="13.21cm" svg:y2="5.758cm">
          <text:p/>
        </draw:line>
        <draw:line draw:style-name="gr2" draw:layer="layout" svg:x1="12.456cm" svg:y1="6.653cm" svg:x2="13.266cm" svg:y2="5.843cm">
          <text:p/>
        </draw:line>
        <draw:line draw:style-name="gr2" draw:layer="layout" svg:x1="12.544cm" svg:y1="6.706cm" svg:x2="13.319cm" svg:y2="5.931cm">
          <text:p/>
        </draw:line>
        <draw:line draw:style-name="gr2" draw:layer="layout" svg:x1="12.662cm" svg:y1="6.729cm" svg:x2="13.342cm" svg:y2="6.049cm">
          <text:p/>
        </draw:line>
        <draw:line draw:style-name="gr2" draw:layer="layout" svg:x1="12.789cm" svg:y1="6.744cm" svg:x2="13.357cm" svg:y2="6.176cm">
          <text:p/>
        </draw:line>
        <draw:line draw:style-name="gr2" draw:layer="layout" svg:x1="12.966cm" svg:y1="6.709cm" svg:x2="13.322cm" svg:y2="6.353cm">
          <text:p/>
        </draw:line>
        <draw:polyline draw:style-name="gr2" draw:layer="layout" svg:width="1.719cm" svg:height="1.719cm" svg:x="15.927cm" svg:y="5.2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6.188cm" svg:y="5.55cm" svg:viewBox="0 0 1200 1200" draw:points="1200,600 1154,371 1024,176 830,46 600,0 370,46 176,176 46,371 0,600 46,829 176,1024 370,1154 600,1200 830,1154 1024,1024 1154,829 1200,600">
          <text:p/>
        </draw:polyline>
        <draw:line draw:style-name="gr3" draw:layer="layout" svg:x1="16.251cm" svg:y1="5.893cm" svg:x2="16.531cm" svg:y2="5.613cm">
          <text:p/>
        </draw:line>
        <draw:line draw:style-name="gr3" draw:layer="layout" svg:x1="16.2cm" svg:y1="6.085cm" svg:x2="16.723cm" svg:y2="5.562cm">
          <text:p/>
        </draw:line>
        <draw:line draw:style-name="gr3" draw:layer="layout" svg:x1="16.202cm" svg:y1="6.224cm" svg:x2="16.862cm" svg:y2="5.564cm">
          <text:p/>
        </draw:line>
        <draw:line draw:style-name="gr3" draw:layer="layout" svg:x1="16.226cm" svg:y1="6.343cm" svg:x2="16.981cm" svg:y2="5.588cm">
          <text:p/>
        </draw:line>
        <draw:line draw:style-name="gr3" draw:layer="layout" svg:x1="16.272cm" svg:y1="6.437cm" svg:x2="17.075cm" svg:y2="5.634cm">
          <text:p/>
        </draw:line>
        <draw:line draw:style-name="gr3" draw:layer="layout" svg:x1="16.329cm" svg:y1="6.522cm" svg:x2="17.16cm" svg:y2="5.691cm">
          <text:p/>
        </draw:line>
        <draw:line draw:style-name="gr3" draw:layer="layout" svg:x1="16.396cm" svg:y1="6.596cm" svg:x2="17.234cm" svg:y2="5.758cm">
          <text:p/>
        </draw:line>
        <draw:line draw:style-name="gr3" draw:layer="layout" svg:x1="16.481cm" svg:y1="6.653cm" svg:x2="17.291cm" svg:y2="5.843cm">
          <text:p/>
        </draw:line>
        <draw:line draw:style-name="gr3" draw:layer="layout" svg:x1="16.569cm" svg:y1="6.706cm" svg:x2="17.344cm" svg:y2="5.931cm">
          <text:p/>
        </draw:line>
        <draw:line draw:style-name="gr3" draw:layer="layout" svg:x1="16.687cm" svg:y1="6.729cm" svg:x2="17.367cm" svg:y2="6.049cm">
          <text:p/>
        </draw:line>
        <draw:line draw:style-name="gr3" draw:layer="layout" svg:x1="16.814cm" svg:y1="6.744cm" svg:x2="17.382cm" svg:y2="6.176cm">
          <text:p/>
        </draw:line>
        <draw:line draw:style-name="gr3" draw:layer="layout" svg:x1="16.99cm" svg:y1="6.709cm" svg:x2="17.346cm" svg:y2="6.353cm">
          <text:p/>
        </draw:line>
        <draw:polyline draw:style-name="gr2" draw:layer="layout" svg:width="1.719cm" svg:height="1.719cm" svg:x="7.877cm" svg:y="8.13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8.137cm" svg:y="8.399cm" svg:viewBox="0 0 1200 1200" draw:points="1200,600 1154,371 1024,176 830,45 600,0 370,45 176,176 46,371 0,600 46,829 176,1024 370,1154 600,1200 830,1154 1024,1024 1154,829 1200,600">
          <text:p/>
        </draw:polyline>
        <draw:line draw:style-name="gr2" draw:layer="layout" svg:x1="8.201cm" svg:y1="8.743cm" svg:x2="8.481cm" svg:y2="8.463cm">
          <text:p/>
        </draw:line>
        <draw:line draw:style-name="gr2" draw:layer="layout" svg:x1="8.15cm" svg:y1="8.935cm" svg:x2="8.673cm" svg:y2="8.412cm">
          <text:p/>
        </draw:line>
        <draw:line draw:style-name="gr2" draw:layer="layout" svg:x1="8.152cm" svg:y1="9.074cm" svg:x2="8.812cm" svg:y2="8.414cm">
          <text:p/>
        </draw:line>
        <draw:line draw:style-name="gr2" draw:layer="layout" svg:x1="8.176cm" svg:y1="9.193cm" svg:x2="8.931cm" svg:y2="8.438cm">
          <text:p/>
        </draw:line>
        <draw:line draw:style-name="gr2" draw:layer="layout" svg:x1="8.222cm" svg:y1="9.287cm" svg:x2="9.025cm" svg:y2="8.484cm">
          <text:p/>
        </draw:line>
        <draw:line draw:style-name="gr2" draw:layer="layout" svg:x1="8.279cm" svg:y1="9.372cm" svg:x2="9.11cm" svg:y2="8.541cm">
          <text:p/>
        </draw:line>
        <draw:line draw:style-name="gr2" draw:layer="layout" svg:x1="8.346cm" svg:y1="9.447cm" svg:x2="9.184cm" svg:y2="8.609cm">
          <text:p/>
        </draw:line>
        <draw:line draw:style-name="gr2" draw:layer="layout" svg:x1="8.431cm" svg:y1="9.503cm" svg:x2="9.241cm" svg:y2="8.693cm">
          <text:p/>
        </draw:line>
        <draw:line draw:style-name="gr2" draw:layer="layout" svg:x1="8.519cm" svg:y1="9.556cm" svg:x2="9.294cm" svg:y2="8.781cm">
          <text:p/>
        </draw:line>
        <draw:line draw:style-name="gr2" draw:layer="layout" svg:x1="8.637cm" svg:y1="9.579cm" svg:x2="9.317cm" svg:y2="8.899cm">
          <text:p/>
        </draw:line>
        <draw:line draw:style-name="gr2" draw:layer="layout" svg:x1="8.764cm" svg:y1="9.594cm" svg:x2="9.332cm" svg:y2="9.026cm">
          <text:p/>
        </draw:line>
        <draw:line draw:style-name="gr2" draw:layer="layout" svg:x1="8.94cm" svg:y1="9.559cm" svg:x2="9.296cm" svg:y2="9.203cm">
          <text:p/>
        </draw:line>
        <draw:polyline draw:style-name="gr2" draw:layer="layout" svg:width="1.719cm" svg:height="1.719cm" svg:x="11.902cm" svg:y="8.13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2.162cm" svg:y="8.399cm" svg:viewBox="0 0 1200 1200" draw:points="1200,600 1154,371 1024,176 830,45 600,0 370,45 176,176 46,371 0,600 46,829 176,1024 370,1154 600,1200 830,1154 1024,1024 1154,829 1200,600">
          <text:p/>
        </draw:polyline>
        <draw:line draw:style-name="gr2" draw:layer="layout" svg:x1="12.226cm" svg:y1="8.743cm" svg:x2="12.506cm" svg:y2="8.463cm">
          <text:p/>
        </draw:line>
        <draw:line draw:style-name="gr2" draw:layer="layout" svg:x1="12.175cm" svg:y1="8.935cm" svg:x2="12.698cm" svg:y2="8.412cm">
          <text:p/>
        </draw:line>
        <draw:line draw:style-name="gr2" draw:layer="layout" svg:x1="12.177cm" svg:y1="9.074cm" svg:x2="12.837cm" svg:y2="8.414cm">
          <text:p/>
        </draw:line>
        <draw:line draw:style-name="gr2" draw:layer="layout" svg:x1="12.201cm" svg:y1="9.193cm" svg:x2="12.956cm" svg:y2="8.438cm">
          <text:p/>
        </draw:line>
        <draw:line draw:style-name="gr2" draw:layer="layout" svg:x1="12.247cm" svg:y1="9.287cm" svg:x2="13.05cm" svg:y2="8.484cm">
          <text:p/>
        </draw:line>
        <draw:line draw:style-name="gr2" draw:layer="layout" svg:x1="12.304cm" svg:y1="9.372cm" svg:x2="13.135cm" svg:y2="8.541cm">
          <text:p/>
        </draw:line>
        <draw:line draw:style-name="gr2" draw:layer="layout" svg:x1="12.372cm" svg:y1="9.447cm" svg:x2="13.21cm" svg:y2="8.609cm">
          <text:p/>
        </draw:line>
        <draw:line draw:style-name="gr2" draw:layer="layout" svg:x1="12.456cm" svg:y1="9.503cm" svg:x2="13.266cm" svg:y2="8.693cm">
          <text:p/>
        </draw:line>
        <draw:line draw:style-name="gr2" draw:layer="layout" svg:x1="12.544cm" svg:y1="9.556cm" svg:x2="13.319cm" svg:y2="8.781cm">
          <text:p/>
        </draw:line>
        <draw:line draw:style-name="gr2" draw:layer="layout" svg:x1="12.662cm" svg:y1="9.579cm" svg:x2="13.342cm" svg:y2="8.899cm">
          <text:p/>
        </draw:line>
        <draw:line draw:style-name="gr2" draw:layer="layout" svg:x1="12.789cm" svg:y1="9.594cm" svg:x2="13.357cm" svg:y2="9.026cm">
          <text:p/>
        </draw:line>
        <draw:line draw:style-name="gr2" draw:layer="layout" svg:x1="12.966cm" svg:y1="9.559cm" svg:x2="13.322cm" svg:y2="9.203cm">
          <text:p/>
        </draw:line>
        <draw:polyline draw:style-name="gr2" draw:layer="layout" svg:width="1.719cm" svg:height="1.719cm" svg:x="15.927cm" svg:y="8.13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6.188cm" svg:y="8.399cm" svg:viewBox="0 0 1200 1200" draw:points="1200,600 1154,371 1024,176 830,45 600,0 370,45 176,176 46,371 0,600 46,829 176,1024 370,1154 600,1200 830,1154 1024,1024 1154,829 1200,600">
          <text:p/>
        </draw:polyline>
        <draw:line draw:style-name="gr3" draw:layer="layout" svg:x1="16.251cm" svg:y1="8.743cm" svg:x2="16.531cm" svg:y2="8.463cm">
          <text:p/>
        </draw:line>
        <draw:line draw:style-name="gr3" draw:layer="layout" svg:x1="16.2cm" svg:y1="8.935cm" svg:x2="16.723cm" svg:y2="8.412cm">
          <text:p/>
        </draw:line>
        <draw:line draw:style-name="gr3" draw:layer="layout" svg:x1="16.202cm" svg:y1="9.074cm" svg:x2="16.862cm" svg:y2="8.414cm">
          <text:p/>
        </draw:line>
        <draw:line draw:style-name="gr3" draw:layer="layout" svg:x1="16.226cm" svg:y1="9.193cm" svg:x2="16.981cm" svg:y2="8.438cm">
          <text:p/>
        </draw:line>
        <draw:line draw:style-name="gr3" draw:layer="layout" svg:x1="16.272cm" svg:y1="9.287cm" svg:x2="17.075cm" svg:y2="8.484cm">
          <text:p/>
        </draw:line>
        <draw:line draw:style-name="gr3" draw:layer="layout" svg:x1="16.329cm" svg:y1="9.372cm" svg:x2="17.16cm" svg:y2="8.541cm">
          <text:p/>
        </draw:line>
        <draw:line draw:style-name="gr3" draw:layer="layout" svg:x1="16.396cm" svg:y1="9.447cm" svg:x2="17.234cm" svg:y2="8.609cm">
          <text:p/>
        </draw:line>
        <draw:line draw:style-name="gr3" draw:layer="layout" svg:x1="16.481cm" svg:y1="9.503cm" svg:x2="17.291cm" svg:y2="8.693cm">
          <text:p/>
        </draw:line>
        <draw:line draw:style-name="gr3" draw:layer="layout" svg:x1="16.569cm" svg:y1="9.556cm" svg:x2="17.344cm" svg:y2="8.781cm">
          <text:p/>
        </draw:line>
        <draw:line draw:style-name="gr3" draw:layer="layout" svg:x1="16.687cm" svg:y1="9.579cm" svg:x2="17.367cm" svg:y2="8.899cm">
          <text:p/>
        </draw:line>
        <draw:line draw:style-name="gr3" draw:layer="layout" svg:x1="16.814cm" svg:y1="9.594cm" svg:x2="17.382cm" svg:y2="9.026cm">
          <text:p/>
        </draw:line>
        <draw:line draw:style-name="gr3" draw:layer="layout" svg:x1="16.99cm" svg:y1="9.559cm" svg:x2="17.346cm" svg:y2="9.203cm">
          <text:p/>
        </draw:line>
        <draw:polyline draw:style-name="gr2" draw:layer="layout" svg:width="1.719cm" svg:height="1.719cm" svg:x="7.877cm" svg:y="11.421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8.137cm" svg:y="11.681cm" svg:viewBox="0 0 1200 1200" draw:points="1200,600 1154,371 1024,176 829,46 600,0 370,46 176,176 46,371 0,600 46,829 176,1024 370,1154 600,1200 829,1154 1024,1024 1154,829 1200,600">
          <text:p/>
        </draw:polyline>
        <draw:line draw:style-name="gr4" draw:layer="layout" svg:x1="8.201cm" svg:y1="12.024cm" svg:x2="8.481cm" svg:y2="11.744cm">
          <text:p/>
        </draw:line>
        <draw:line draw:style-name="gr4" draw:layer="layout" svg:x1="8.15cm" svg:y1="12.217cm" svg:x2="8.673cm" svg:y2="11.694cm">
          <text:p/>
        </draw:line>
        <draw:line draw:style-name="gr4" draw:layer="layout" svg:x1="8.152cm" svg:y1="12.356cm" svg:x2="8.812cm" svg:y2="11.696cm">
          <text:p/>
        </draw:line>
        <draw:line draw:style-name="gr4" draw:layer="layout" svg:x1="8.176cm" svg:y1="12.474cm" svg:x2="8.931cm" svg:y2="11.719cm">
          <text:p/>
        </draw:line>
        <draw:line draw:style-name="gr4" draw:layer="layout" svg:x1="8.222cm" svg:y1="12.569cm" svg:x2="9.025cm" svg:y2="11.766cm">
          <text:p/>
        </draw:line>
        <draw:line draw:style-name="gr4" draw:layer="layout" svg:x1="8.279cm" svg:y1="12.653cm" svg:x2="9.11cm" svg:y2="11.822cm">
          <text:p/>
        </draw:line>
        <draw:line draw:style-name="gr4" draw:layer="layout" svg:x1="8.346cm" svg:y1="12.728cm" svg:x2="9.184cm" svg:y2="11.89cm">
          <text:p/>
        </draw:line>
        <draw:line draw:style-name="gr4" draw:layer="layout" svg:x1="8.431cm" svg:y1="12.784cm" svg:x2="9.241cm" svg:y2="11.974cm">
          <text:p/>
        </draw:line>
        <draw:line draw:style-name="gr4" draw:layer="layout" svg:x1="8.519cm" svg:y1="12.838cm" svg:x2="9.294cm" svg:y2="12.063cm">
          <text:p/>
        </draw:line>
        <draw:line draw:style-name="gr4" draw:layer="layout" svg:x1="8.637cm" svg:y1="12.861cm" svg:x2="9.317cm" svg:y2="12.181cm">
          <text:p/>
        </draw:line>
        <draw:line draw:style-name="gr4" draw:layer="layout" svg:x1="8.764cm" svg:y1="12.875cm" svg:x2="9.332cm" svg:y2="12.307cm">
          <text:p/>
        </draw:line>
        <draw:line draw:style-name="gr4" draw:layer="layout" svg:x1="8.94cm" svg:y1="12.84cm" svg:x2="9.296cm" svg:y2="12.484cm">
          <text:p/>
        </draw:line>
        <draw:polyline draw:style-name="gr2" draw:layer="layout" svg:width="1.719cm" svg:height="1.719cm" svg:x="11.902cm" svg:y="11.421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2.162cm" svg:y="11.681cm" svg:viewBox="0 0 1200 1200" draw:points="1200,600 1154,371 1024,176 830,46 600,0 370,46 176,176 46,371 0,600 46,829 176,1024 370,1154 600,1200 830,1154 1024,1024 1154,829 1200,600">
          <text:p/>
        </draw:polyline>
        <draw:line draw:style-name="gr3" draw:layer="layout" svg:x1="12.226cm" svg:y1="12.024cm" svg:x2="12.506cm" svg:y2="11.744cm">
          <text:p/>
        </draw:line>
        <draw:line draw:style-name="gr3" draw:layer="layout" svg:x1="12.175cm" svg:y1="12.217cm" svg:x2="12.698cm" svg:y2="11.694cm">
          <text:p/>
        </draw:line>
        <draw:line draw:style-name="gr3" draw:layer="layout" svg:x1="12.177cm" svg:y1="12.356cm" svg:x2="12.837cm" svg:y2="11.696cm">
          <text:p/>
        </draw:line>
        <draw:line draw:style-name="gr3" draw:layer="layout" svg:x1="12.201cm" svg:y1="12.474cm" svg:x2="12.956cm" svg:y2="11.719cm">
          <text:p/>
        </draw:line>
        <draw:line draw:style-name="gr3" draw:layer="layout" svg:x1="12.247cm" svg:y1="12.569cm" svg:x2="13.05cm" svg:y2="11.766cm">
          <text:p/>
        </draw:line>
        <draw:line draw:style-name="gr3" draw:layer="layout" svg:x1="12.304cm" svg:y1="12.653cm" svg:x2="13.135cm" svg:y2="11.822cm">
          <text:p/>
        </draw:line>
        <draw:line draw:style-name="gr3" draw:layer="layout" svg:x1="12.372cm" svg:y1="12.728cm" svg:x2="13.21cm" svg:y2="11.89cm">
          <text:p/>
        </draw:line>
        <draw:line draw:style-name="gr3" draw:layer="layout" svg:x1="12.456cm" svg:y1="12.784cm" svg:x2="13.266cm" svg:y2="11.974cm">
          <text:p/>
        </draw:line>
        <draw:line draw:style-name="gr3" draw:layer="layout" svg:x1="12.544cm" svg:y1="12.838cm" svg:x2="13.319cm" svg:y2="12.063cm">
          <text:p/>
        </draw:line>
        <draw:line draw:style-name="gr3" draw:layer="layout" svg:x1="12.662cm" svg:y1="12.861cm" svg:x2="13.342cm" svg:y2="12.181cm">
          <text:p/>
        </draw:line>
        <draw:line draw:style-name="gr3" draw:layer="layout" svg:x1="12.789cm" svg:y1="12.875cm" svg:x2="13.357cm" svg:y2="12.307cm">
          <text:p/>
        </draw:line>
        <draw:line draw:style-name="gr3" draw:layer="layout" svg:x1="12.966cm" svg:y1="12.84cm" svg:x2="13.322cm" svg:y2="12.484cm">
          <text:p/>
        </draw:line>
        <draw:polyline draw:style-name="gr2" draw:layer="layout" svg:width="1.719cm" svg:height="1.719cm" svg:x="15.927cm" svg:y="11.421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16.188cm" svg:y="11.681cm" svg:viewBox="0 0 1200 1200" draw:points="1200,600 1154,371 1024,176 830,46 600,0 370,46 176,176 46,371 0,600 46,829 176,1024 370,1154 600,1200 830,1154 1024,1024 1154,829 1200,600">
          <text:p/>
        </draw:polyline>
        <draw:line draw:style-name="gr5" draw:layer="layout" svg:x1="16.251cm" svg:y1="12.024cm" svg:x2="16.531cm" svg:y2="11.744cm">
          <text:p/>
        </draw:line>
        <draw:line draw:style-name="gr5" draw:layer="layout" svg:x1="16.2cm" svg:y1="12.217cm" svg:x2="16.723cm" svg:y2="11.694cm">
          <text:p/>
        </draw:line>
        <draw:line draw:style-name="gr5" draw:layer="layout" svg:x1="16.202cm" svg:y1="12.356cm" svg:x2="16.862cm" svg:y2="11.696cm">
          <text:p/>
        </draw:line>
        <draw:line draw:style-name="gr5" draw:layer="layout" svg:x1="16.226cm" svg:y1="12.474cm" svg:x2="16.981cm" svg:y2="11.719cm">
          <text:p/>
        </draw:line>
        <draw:line draw:style-name="gr5" draw:layer="layout" svg:x1="16.272cm" svg:y1="12.569cm" svg:x2="17.075cm" svg:y2="11.766cm">
          <text:p/>
        </draw:line>
        <draw:line draw:style-name="gr5" draw:layer="layout" svg:x1="16.329cm" svg:y1="12.653cm" svg:x2="17.16cm" svg:y2="11.822cm">
          <text:p/>
        </draw:line>
        <draw:line draw:style-name="gr5" draw:layer="layout" svg:x1="16.396cm" svg:y1="12.728cm" svg:x2="17.234cm" svg:y2="11.89cm">
          <text:p/>
        </draw:line>
        <draw:line draw:style-name="gr5" draw:layer="layout" svg:x1="16.481cm" svg:y1="12.784cm" svg:x2="17.291cm" svg:y2="11.974cm">
          <text:p/>
        </draw:line>
        <draw:line draw:style-name="gr5" draw:layer="layout" svg:x1="16.569cm" svg:y1="12.838cm" svg:x2="17.344cm" svg:y2="12.063cm">
          <text:p/>
        </draw:line>
        <draw:line draw:style-name="gr5" draw:layer="layout" svg:x1="16.687cm" svg:y1="12.861cm" svg:x2="17.367cm" svg:y2="12.181cm">
          <text:p/>
        </draw:line>
        <draw:line draw:style-name="gr5" draw:layer="layout" svg:x1="16.814cm" svg:y1="12.875cm" svg:x2="17.382cm" svg:y2="12.307cm">
          <text:p/>
        </draw:line>
        <draw:line draw:style-name="gr5" draw:layer="layout" svg:x1="16.99cm" svg:y1="12.84cm" svg:x2="17.346cm" svg:y2="12.484cm">
          <text:p/>
        </draw:line>
        <draw:polyline draw:style-name="gr2" draw:layer="layout" svg:width="1.719cm" svg:height="1.719cm" svg:x="19.952cm" svg:y="11.421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20.212cm" svg:y="11.681cm" svg:viewBox="0 0 1200 1200" draw:points="1200,600 1154,371 1024,176 829,46 600,0 370,46 176,176 45,371 0,600 45,829 176,1024 370,1154 600,1200 829,1154 1024,1024 1154,829 1200,600">
          <text:p/>
        </draw:polyline>
        <draw:line draw:style-name="gr6" draw:layer="layout" svg:x1="20.276cm" svg:y1="12.024cm" svg:x2="20.556cm" svg:y2="11.744cm">
          <text:p/>
        </draw:line>
        <draw:line draw:style-name="gr6" draw:layer="layout" svg:x1="20.225cm" svg:y1="12.217cm" svg:x2="20.748cm" svg:y2="11.694cm">
          <text:p/>
        </draw:line>
        <draw:line draw:style-name="gr6" draw:layer="layout" svg:x1="20.227cm" svg:y1="12.356cm" svg:x2="20.887cm" svg:y2="11.696cm">
          <text:p/>
        </draw:line>
        <draw:line draw:style-name="gr6" draw:layer="layout" svg:x1="20.251cm" svg:y1="12.474cm" svg:x2="21.006cm" svg:y2="11.719cm">
          <text:p/>
        </draw:line>
        <draw:line draw:style-name="gr6" draw:layer="layout" svg:x1="20.297cm" svg:y1="12.569cm" svg:x2="21.1cm" svg:y2="11.766cm">
          <text:p/>
        </draw:line>
        <draw:line draw:style-name="gr6" draw:layer="layout" svg:x1="20.353cm" svg:y1="12.653cm" svg:x2="21.184cm" svg:y2="11.822cm">
          <text:p/>
        </draw:line>
        <draw:line draw:style-name="gr6" draw:layer="layout" svg:x1="20.421cm" svg:y1="12.728cm" svg:x2="21.259cm" svg:y2="11.89cm">
          <text:p/>
        </draw:line>
        <draw:line draw:style-name="gr6" draw:layer="layout" svg:x1="20.506cm" svg:y1="12.784cm" svg:x2="21.316cm" svg:y2="11.974cm">
          <text:p/>
        </draw:line>
        <draw:line draw:style-name="gr6" draw:layer="layout" svg:x1="20.594cm" svg:y1="12.838cm" svg:x2="21.369cm" svg:y2="12.063cm">
          <text:p/>
        </draw:line>
        <draw:line draw:style-name="gr6" draw:layer="layout" svg:x1="20.712cm" svg:y1="12.861cm" svg:x2="21.392cm" svg:y2="12.181cm">
          <text:p/>
        </draw:line>
        <draw:line draw:style-name="gr6" draw:layer="layout" svg:x1="20.839cm" svg:y1="12.875cm" svg:x2="21.407cm" svg:y2="12.307cm">
          <text:p/>
        </draw:line>
        <draw:line draw:style-name="gr6" draw:layer="layout" svg:x1="21.015cm" svg:y1="12.84cm" svg:x2="21.372cm" svg:y2="12.484cm">
          <text:p/>
        </draw:line>
        <draw:polyline draw:style-name="gr2" draw:layer="layout" svg:width="1.719cm" svg:height="1.719cm" svg:x="19.952cm" svg:y="8.13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20.212cm" svg:y="8.399cm" svg:viewBox="0 0 1200 1200" draw:points="1200,600 1154,371 1024,176 829,45 600,0 370,45 176,176 45,371 0,600 45,829 176,1024 370,1154 600,1200 829,1154 1024,1024 1154,829 1200,600">
          <text:p/>
        </draw:polyline>
        <draw:line draw:style-name="gr6" draw:layer="layout" svg:x1="20.276cm" svg:y1="8.743cm" svg:x2="20.556cm" svg:y2="8.463cm">
          <text:p/>
        </draw:line>
        <draw:line draw:style-name="gr6" draw:layer="layout" svg:x1="20.225cm" svg:y1="8.935cm" svg:x2="20.748cm" svg:y2="8.412cm">
          <text:p/>
        </draw:line>
        <draw:line draw:style-name="gr6" draw:layer="layout" svg:x1="20.227cm" svg:y1="9.074cm" svg:x2="20.887cm" svg:y2="8.414cm">
          <text:p/>
        </draw:line>
        <draw:line draw:style-name="gr6" draw:layer="layout" svg:x1="20.251cm" svg:y1="9.193cm" svg:x2="21.006cm" svg:y2="8.438cm">
          <text:p/>
        </draw:line>
        <draw:line draw:style-name="gr6" draw:layer="layout" svg:x1="20.297cm" svg:y1="9.287cm" svg:x2="21.1cm" svg:y2="8.484cm">
          <text:p/>
        </draw:line>
        <draw:line draw:style-name="gr6" draw:layer="layout" svg:x1="20.353cm" svg:y1="9.372cm" svg:x2="21.184cm" svg:y2="8.541cm">
          <text:p/>
        </draw:line>
        <draw:line draw:style-name="gr6" draw:layer="layout" svg:x1="20.421cm" svg:y1="9.447cm" svg:x2="21.259cm" svg:y2="8.609cm">
          <text:p/>
        </draw:line>
        <draw:line draw:style-name="gr6" draw:layer="layout" svg:x1="20.506cm" svg:y1="9.503cm" svg:x2="21.316cm" svg:y2="8.693cm">
          <text:p/>
        </draw:line>
        <draw:line draw:style-name="gr6" draw:layer="layout" svg:x1="20.594cm" svg:y1="9.556cm" svg:x2="21.369cm" svg:y2="8.781cm">
          <text:p/>
        </draw:line>
        <draw:line draw:style-name="gr6" draw:layer="layout" svg:x1="20.712cm" svg:y1="9.579cm" svg:x2="21.392cm" svg:y2="8.899cm">
          <text:p/>
        </draw:line>
        <draw:line draw:style-name="gr6" draw:layer="layout" svg:x1="20.839cm" svg:y1="9.594cm" svg:x2="21.407cm" svg:y2="9.026cm">
          <text:p/>
        </draw:line>
        <draw:line draw:style-name="gr6" draw:layer="layout" svg:x1="21.015cm" svg:y1="9.559cm" svg:x2="21.372cm" svg:y2="9.203cm">
          <text:p/>
        </draw:line>
        <draw:polyline draw:style-name="gr2" draw:layer="layout" svg:width="1.719cm" svg:height="1.719cm" svg:x="19.952cm" svg:y="5.29cm" svg:viewBox="0 0 1720 1720" draw:points="1720,860 1678,594 1556,354 1366,164 1126,42 860,0 594,42 355,164 164,354 42,594 0,860 42,1126 164,1365 355,1556 594,1678 860,1720 1126,1678 1366,1556 1556,1365 1678,1126 1720,860">
          <text:p/>
        </draw:polyline>
        <draw:polyline draw:style-name="gr2" draw:layer="layout" svg:width="1.199cm" svg:height="1.199cm" svg:x="20.212cm" svg:y="5.55cm" svg:viewBox="0 0 1200 1200" draw:points="1200,600 1154,371 1024,176 829,46 600,0 370,46 176,176 45,371 0,600 45,829 176,1024 370,1154 600,1200 829,1154 1024,1024 1154,829 1200,600">
          <text:p/>
        </draw:polyline>
        <draw:line draw:style-name="gr6" draw:layer="layout" svg:x1="20.276cm" svg:y1="5.893cm" svg:x2="20.556cm" svg:y2="5.613cm">
          <text:p/>
        </draw:line>
        <draw:line draw:style-name="gr6" draw:layer="layout" svg:x1="20.225cm" svg:y1="6.085cm" svg:x2="20.748cm" svg:y2="5.562cm">
          <text:p/>
        </draw:line>
        <draw:line draw:style-name="gr6" draw:layer="layout" svg:x1="20.227cm" svg:y1="6.224cm" svg:x2="20.887cm" svg:y2="5.564cm">
          <text:p/>
        </draw:line>
        <draw:line draw:style-name="gr6" draw:layer="layout" svg:x1="20.251cm" svg:y1="6.343cm" svg:x2="21.006cm" svg:y2="5.588cm">
          <text:p/>
        </draw:line>
        <draw:line draw:style-name="gr6" draw:layer="layout" svg:x1="20.297cm" svg:y1="6.437cm" svg:x2="21.1cm" svg:y2="5.634cm">
          <text:p/>
        </draw:line>
        <draw:line draw:style-name="gr6" draw:layer="layout" svg:x1="20.353cm" svg:y1="6.522cm" svg:x2="21.184cm" svg:y2="5.691cm">
          <text:p/>
        </draw:line>
        <draw:line draw:style-name="gr6" draw:layer="layout" svg:x1="20.421cm" svg:y1="6.596cm" svg:x2="21.259cm" svg:y2="5.758cm">
          <text:p/>
        </draw:line>
        <draw:line draw:style-name="gr6" draw:layer="layout" svg:x1="20.506cm" svg:y1="6.653cm" svg:x2="21.316cm" svg:y2="5.843cm">
          <text:p/>
        </draw:line>
        <draw:line draw:style-name="gr6" draw:layer="layout" svg:x1="20.594cm" svg:y1="6.706cm" svg:x2="21.369cm" svg:y2="5.931cm">
          <text:p/>
        </draw:line>
        <draw:line draw:style-name="gr6" draw:layer="layout" svg:x1="20.712cm" svg:y1="6.729cm" svg:x2="21.392cm" svg:y2="6.049cm">
          <text:p/>
        </draw:line>
        <draw:line draw:style-name="gr6" draw:layer="layout" svg:x1="20.839cm" svg:y1="6.744cm" svg:x2="21.407cm" svg:y2="6.176cm">
          <text:p/>
        </draw:line>
        <draw:line draw:style-name="gr6" draw:layer="layout" svg:x1="21.015cm" svg:y1="6.709cm" svg:x2="21.372cm" svg:y2="6.353cm">
          <text:p/>
        </draw:line>
        <draw:polyline draw:style-name="gr2" draw:layer="layout" svg:width="15.589cm" svg:height="9.189cm" svg:x="6.974cm" svg:y="4.942cm" svg:viewBox="0 0 15590 9190" draw:points="0,9190 0,0 15590,0 15590,9190 0,9190">
          <text:p/>
        </draw:polyline>
        <draw:frame draw:style-name="gr7" draw:text-style-name="P2" draw:layer="layout" svg:width="2.688cm" svg:height="0.831cm" svg:x="7.483cm" svg:y="7.013cm">
          <draw:text-box>
            <text:p text:style-name="P1"><text:span text:style-name="T1">PUNTI +1</text:span></text:p>
          </draw:text-box>
        </draw:frame>
        <draw:frame draw:style-name="gr7" draw:text-style-name="P4" draw:layer="layout" svg:width="2.288cm" svg:height="0.831cm" svg:x="15.833cm" svg:y="7.013cm">
          <draw:text-box>
            <text:p text:style-name="P3"><text:span text:style-name="T1">SET +1</text:span></text:p>
          </draw:text-box>
        </draw:frame>
        <draw:frame draw:style-name="gr7" draw:text-style-name="P4" draw:layer="layout" svg:width="2.905cm" svg:height="0.831cm" svg:x="11.608cm" svg:y="7.013cm">
          <draw:text-box>
            <text:p text:style-name="P3"><text:span text:style-name="T1">PUNTI -1</text:span></text:p>
          </draw:text-box>
        </draw:frame>
        <draw:frame draw:style-name="gr7" draw:text-style-name="P5" draw:layer="layout" svg:width="2.15cm" svg:height="0.831cm" svg:x="19.658cm" svg:y="7.013cm">
          <draw:text-box>
            <text:p text:style-name="P3"><text:span text:style-name="T1">SET </text:span><text:span text:style-name="T2">-1</text:span></text:p>
          </draw:text-box>
        </draw:frame>
        <draw:frame draw:style-name="gr8" draw:text-style-name="P6" draw:layer="layout" svg:width="1.517cm" svg:height="0.831cm" svg:x="16.094cm" svg:y="13.146cm">
          <draw:text-box>
            <text:p text:style-name="P3"><text:span text:style-name="T2">SET</text:span></text:p>
          </draw:text-box>
        </draw:frame>
        <draw:frame draw:style-name="gr9" draw:text-style-name="P5" draw:layer="layout" svg:width="1.984cm" svg:height="0.831cm" svg:x="11.809cm" svg:y="13.146cm">
          <draw:text-box>
            <text:p text:style-name="P3"><text:span text:style-name="T2">RESET</text:span></text:p>
          </draw:text-box>
        </draw:frame>
        <draw:frame draw:style-name="gr10" draw:text-style-name="P5" draw:layer="layout" svg:width="1.984cm" svg:height="0.831cm" svg:x="19.858cm" svg:y="13.146cm">
          <draw:text-box>
            <text:p text:style-name="P3"><text:span text:style-name="T2">SETUP</text:span></text:p>
          </draw:text-box>
        </draw:frame>
        <draw:frame draw:style-name="gr10" draw:text-style-name="P7" draw:layer="layout" svg:width="2.026cm" svg:height="0.831cm" svg:x="13.751cm" svg:y="4.811cm">
          <draw:text-box>
            <text:p text:style-name="P3"><text:span text:style-name="T3">HOME</text:span></text:p>
          </draw:text-box>
        </draw:frame>
        <draw:frame draw:style-name="gr10" draw:text-style-name="P7" draw:layer="layout" svg:width="2.407cm" svg:height="0.831cm" svg:x="13.561cm" svg:y="7.612cm">
          <draw:text-box>
            <text:p text:style-name="P3"><text:span text:style-name="T3">GUEST</text:span></text:p>
          </draw:text-box>
        </draw:frame>
        <draw:frame draw:style-name="gr10" draw:text-style-name="P7" draw:layer="layout" svg:width="2.407cm" svg:height="0.831cm" svg:x="13.561cm" svg:y="10.913cm">
          <draw:text-box>
            <text:p text:style-name="P3"><text:span text:style-name="T3">TIMER</text:span></text:p>
          </draw:text-box>
        </draw:frame>
        <draw:frame draw:style-name="gr11" draw:layer="layout" svg:width="4.914cm" svg:height="0.839cm" svg:x="1.654cm" svg:y="5.835cm">
          <draw:text-box>
            <text:p><text:span text:style-name="T4">PUNTEGGI CASA</text:span></text:p>
          </draw:text-box>
        </draw:frame>
        <draw:frame draw:style-name="gr12" draw:layer="layout" svg:width="5.157cm" svg:height="0.839cm" svg:x="1.441cm" svg:y="8.593cm">
          <draw:text-box>
            <text:p><text:span text:style-name="T4">PUNTEGGI OSPITI</text:span></text:p>
          </draw:text-box>
        </draw:frame>
        <draw:frame draw:style-name="gr13" draw:layer="layout" svg:width="6.591cm" svg:height="0.839cm" svg:x="7.492cm" svg:y="17.007cm">
          <draw:text-box>
            <text:p><text:span text:style-name="T4">(3 sec) Resetta i punteggi</text:span></text:p>
          </draw:text-box>
        </draw:frame>
        <draw:frame draw:style-name="gr14" draw:layer="layout" svg:width="6.263cm" svg:height="0.88cm" svg:x="14.147cm" svg:y="15.331cm">
          <draw:text-box>
            <text:p><text:span text:style-name="T4">Incrementa il set attuale</text:span></text:p>
          </draw:text-box>
        </draw:frame>
        <draw:line draw:style-name="gr15" draw:text-style-name="P3" draw:layer="layout" svg:x1="23.028cm" svg:y1="9.004cm" svg:x2="21.772cm" svg:y2="9.004cm">
          <text:p/>
        </draw:line>
        <draw:line draw:style-name="gr15" draw:text-style-name="P3" draw:layer="layout" svg:x1="6.712cm" svg:y1="8.942cm" svg:x2="7.803cm" svg:y2="8.958cm">
          <text:p/>
        </draw:line>
        <draw:line draw:style-name="gr15" draw:text-style-name="P3" draw:layer="layout" svg:x1="10.725cm" svg:y1="16.906cm" svg:x2="12.018cm" svg:y2="13.79cm">
          <text:p/>
        </draw:line>
        <draw:line draw:style-name="gr15" draw:text-style-name="P3" draw:layer="layout" svg:x1="17.224cm" svg:y1="15.24cm" svg:x2="16.794cm" svg:y2="13.79cm">
          <text:p/>
        </draw:line>
        <draw:line draw:style-name="gr15" draw:text-style-name="P3" draw:layer="layout" svg:x1="6.637cm" svg:y1="6.246cm" svg:x2="7.844cm" svg:y2="6.248cm">
          <text:p/>
        </draw:line>
        <draw:frame draw:style-name="gr7" draw:text-style-name="P2" draw:layer="layout" svg:width="2.688cm" svg:height="0.831cm" svg:x="7.484cm" svg:y="9.914cm">
          <draw:text-box>
            <text:p text:style-name="P1"><text:span text:style-name="T1">PUNTI +1</text:span></text:p>
          </draw:text-box>
        </draw:frame>
        <draw:frame draw:style-name="gr7" draw:text-style-name="P4" draw:layer="layout" svg:width="2.288cm" svg:height="0.831cm" svg:x="15.834cm" svg:y="9.914cm">
          <draw:text-box>
            <text:p text:style-name="P3"><text:span text:style-name="T1">SET +1</text:span></text:p>
          </draw:text-box>
        </draw:frame>
        <draw:frame draw:style-name="gr7" draw:text-style-name="P4" draw:layer="layout" svg:width="2.905cm" svg:height="0.831cm" svg:x="11.609cm" svg:y="9.914cm">
          <draw:text-box>
            <text:p text:style-name="P3"><text:span text:style-name="T1">PUNTI -1</text:span></text:p>
          </draw:text-box>
        </draw:frame>
        <draw:frame draw:style-name="gr7" draw:text-style-name="P5" draw:layer="layout" svg:width="2.149cm" svg:height="0.831cm" svg:x="19.759cm" svg:y="9.914cm">
          <draw:text-box>
            <text:p text:style-name="P3"><text:span text:style-name="T1">SET </text:span><text:span text:style-name="T2">-1</text:span></text:p>
          </draw:text-box>
        </draw:frame>
        <draw:frame draw:style-name="gr16" draw:layer="layout" svg:width="3.28cm" svg:height="0.839cm" svg:x="23.111cm" svg:y="5.647cm">
          <draw:text-box>
            <text:p><text:span text:style-name="T4">SET CASA</text:span></text:p>
          </draw:text-box>
        </draw:frame>
        <draw:frame draw:style-name="gr16" draw:layer="layout" svg:width="3.438cm" svg:height="0.839cm" svg:x="23.11cm" svg:y="8.605cm">
          <draw:text-box>
            <text:p><text:span text:style-name="T4">SET OSPITI</text:span></text:p>
          </draw:text-box>
        </draw:frame>
        <draw:line draw:style-name="gr15" draw:text-style-name="P3" draw:layer="layout" svg:x1="23.028cm" svg:y1="6.091cm" svg:x2="21.772cm" svg:y2="6.091cm">
          <text:p/>
        </draw:line>
        <draw:frame draw:style-name="gr17" draw:layer="layout" svg:width="7.374cm" svg:height="0.88cm" svg:x="17.447cm" svg:y="3.132cm">
          <draw:text-box>
            <text:p><text:span text:style-name="T4">SETUP → Modalità pallavolo</text:span></text:p>
          </draw:text-box>
        </draw:frame>
        <draw:line draw:style-name="gr15" draw:text-style-name="P3" draw:layer="layout" svg:x1="19.485cm" svg:y1="4.125cm" svg:x2="20.136cm" svg:y2="5.4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DejaVu Sans Mono1" svg:font-family="'DejaVu Sans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277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16T23:00:27.693487186</dc:date>
    <meta:generator>LibreOffice/4.1.3.2$Linux_X86_64 LibreOffice_project/410m0$Build-2</meta:generator>
    <meta:editing-duration>PT1H29M39S</meta:editing-duration>
    <meta:editing-cycles>57</meta:editing-cycles>
    <meta:document-statistic meta:object-count="198"/>
  </office:meta>
</office:document-meta>
</file>